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Didot Rg" svg:font-family="'GFS Didot Rg'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1" svg:font-family="'Noto Sans CJK JP Black'" style:font-family-generic="swiss" style:font-pitch="variable"/>
    <style:font-face style:name="Noto Sans CJK JP Black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99ffff" draw:textarea-horizontal-align="justify" draw:textarea-vertical-align="middle" draw:auto-grow-height="false" fo:min-height="1.164cm" fo:min-width="0.914cm"/>
    </style:style>
    <style:style style:name="gr2" style:family="graphic" style:parent-style-name="standard">
      <style:graphic-properties svg:stroke-color="#808080" draw:fill-color="#ff6666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4cm"/>
    </style:style>
    <style:style style:name="gr5" style:family="graphic" style:parent-style-name="standard">
      <style:graphic-properties draw:stroke="none" svg:stroke-color="#000000" draw:fill="none" draw:fill-color="#ffffff" fo:min-height="0.503cm"/>
    </style:style>
    <style:style style:name="gr6" style:family="graphic" style:parent-style-name="standard">
      <style:graphic-properties draw:stroke="none" svg:stroke-color="#000000" draw:fill="none" draw:fill-color="#ffffff" fo:min-height="1.059cm"/>
    </style:style>
    <style:style style:name="gr7" style:family="graphic" style:parent-style-name="standard">
      <style:graphic-properties draw:stroke="none" svg:stroke-color="#000000" draw:fill="none" draw:fill-color="#ffffff" fo:min-height="1.06cm"/>
    </style:style>
    <style:style style:name="gr8" style:family="graphic" style:parent-style-name="standard">
      <style:graphic-properties svg:stroke-color="#808080" draw:fill-color="#ffcc00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925cm" fo:min-width="0cm"/>
    </style:style>
    <style:style style:name="gr10" style:family="graphic" style:parent-style-name="standard">
      <style:graphic-properties svg:stroke-color="#808080" draw:fill-color="#ffcc00" draw:textarea-horizontal-align="justify" draw:textarea-vertical-align="middle" draw:auto-grow-height="false" fo:min-height="1.748cm" fo:min-width="1.498cm"/>
    </style:style>
    <style:style style:name="gr11" style:family="graphic" style:parent-style-name="objectwithoutfill">
      <style:graphic-properties svg:stroke-color="#006699" draw:marker-end="Arrow" draw:marker-end-width="0.3cm" draw:fill="none" draw:fill-color="#0066cc" draw:textarea-vertical-align="middle"/>
    </style:style>
    <style:style style:name="P1" style:family="paragraph">
      <loext:graphic-properties draw:fill-color="#99ffff"/>
      <style:paragraph-properties fo:text-align="center"/>
    </style:style>
    <style:style style:name="P2" style:family="paragraph">
      <loext:graphic-properties draw:fill-color="#ff66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style:font-name="aakar" fo:font-size="13pt" style:font-size-asian="13pt" style:font-size-complex="13pt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style:paragraph-properties fo:text-align="center"/>
      <style:text-properties style:font-name="Noto Sans CJK JP Black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color="#ffcc00" style:font-name="Noto Sans CJK JP Black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style:font-name="Noto Sans CJK JP Black1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  <style:text-properties fo:color="#ffcc00" style:font-name="Noto Sans CJK JP Black1" fo:font-weight="bold" style:font-weight-asian="bold" style:font-weight-complex="bold"/>
    </style:style>
    <style:style style:name="P11" style:family="paragraph">
      <loext:graphic-properties draw:fill="none" draw:fill-color="#0066cc"/>
      <style:paragraph-properties fo:text-align="center"/>
    </style:style>
    <style:style style:name="T1" style:family="text">
      <style:text-properties style:font-name="aakar" fo:font-size="13pt" style:font-size-asian="13pt" style:font-size-complex="13pt"/>
    </style:style>
    <style:style style:name="T2" style:family="text">
      <style:text-properties fo:color="#ffcc00"/>
    </style:style>
    <style:style style:name="T3" style:family="text">
      <style:text-properties fo:color="#ffcc00" style:font-name="Noto Sans CJK JP Black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998cm" svg:height="1.998cm" svg:x="5.357cm" svg:y="2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998cm" svg:height="1.998cm" svg:x="5.15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1.998cm" svg:height="1.998cm" svg:x="5.257cm" svg:y="5.3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998cm" svg:height="1.998cm" svg:x="9.454cm" svg:y="2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998cm" svg:height="1.998cm" svg:x="9.353cm" svg:y="8.2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.998cm" svg:height="1.998cm" svg:x="9.453cm" svg:y="5.3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3" draw:layer="layout" svg:x1="9.453cm" svg:y1="3.778cm" svg:x2="7.355cm" svg:y2="3.778cm">
              <text:p/>
            </draw:line>
            <draw:line draw:style-name="gr3" draw:text-style-name="P3" draw:layer="layout" svg:x1="9.453cm" svg:y1="6.375cm" svg:x2="7.355cm" svg:y2="3.778cm">
              <text:p/>
            </draw:line>
            <draw:line draw:style-name="gr3" draw:text-style-name="P3" draw:layer="layout" svg:x1="9.353cm" svg:y1="9.273cm" svg:x2="7.355cm" svg:y2="3.778cm">
              <text:p/>
            </draw:line>
            <draw:line draw:style-name="gr3" draw:text-style-name="P3" draw:layer="layout" svg:x1="9.453cm" svg:y1="3.778cm" svg:x2="7.255cm" svg:y2="6.375cm">
              <text:p/>
            </draw:line>
            <draw:line draw:style-name="gr3" draw:text-style-name="P3" draw:layer="layout" svg:x1="9.453cm" svg:y1="6.376cm" svg:x2="7.255cm" svg:y2="6.376cm">
              <text:p/>
            </draw:line>
            <draw:line draw:style-name="gr3" draw:text-style-name="P3" draw:layer="layout" svg:x1="9.353cm" svg:y1="9.273cm" svg:x2="7.255cm" svg:y2="6.376cm">
              <text:p/>
            </draw:line>
            <draw:line draw:style-name="gr3" draw:text-style-name="P3" draw:layer="layout" svg:x1="9.453cm" svg:y1="3.778cm" svg:x2="7.155cm" svg:y2="9.273cm">
              <text:p/>
            </draw:line>
            <draw:line draw:style-name="gr3" draw:text-style-name="P3" draw:layer="layout" svg:x1="9.453cm" svg:y1="6.376cm" svg:x2="7.155cm" svg:y2="9.273cm">
              <text:p/>
            </draw:line>
            <draw:line draw:style-name="gr3" draw:text-style-name="P3" draw:layer="layout" svg:x1="9.353cm" svg:y1="9.273cm" svg:x2="7.155cm" svg:y2="9.273cm">
              <text:p/>
            </draw:line>
            <draw:line draw:style-name="gr3" draw:text-style-name="P3" draw:layer="layout" svg:x1="12.949cm" svg:y1="3.778cm" svg:x2="11.45cm" svg:y2="3.778cm">
              <text:p/>
            </draw:line>
            <draw:line draw:style-name="gr3" draw:text-style-name="P3" draw:layer="layout" svg:x1="12.86cm" svg:y1="9.225cm" svg:x2="11.361cm" svg:y2="9.225cm">
              <text:p/>
            </draw:line>
            <draw:line draw:style-name="gr3" draw:text-style-name="P3" draw:layer="layout" svg:x1="12.95cm" svg:y1="6.376cm" svg:x2="11.451cm" svg:y2="6.376cm">
              <text:p/>
            </draw:line>
          </draw:g>
          <draw:frame draw:style-name="gr4" draw:text-style-name="P5" draw:layer="layout" svg:width="2.198cm" svg:height="0.759cm" svg:x="3.159cm" svg:y="3.423cm">
            <draw:text-box>
              <text:p text:style-name="P4"><text:span text:style-name="T1">Input #1</text:span></text:p>
            </draw:text-box>
          </draw:frame>
          <draw:frame draw:style-name="gr5" draw:text-style-name="P5" draw:layer="layout" svg:width="2.198cm" svg:height="0.759cm" svg:x="3.159cm" svg:y="6.021cm">
            <draw:text-box>
              <text:p text:style-name="P4"><text:span text:style-name="T1">Input #2</text:span></text:p>
            </draw:text-box>
          </draw:frame>
          <draw:frame draw:style-name="gr4" draw:text-style-name="P5" draw:layer="layout" svg:width="2.198cm" svg:height="0.759cm" svg:x="3.159cm" svg:y="8.872cm">
            <draw:text-box>
              <text:p text:style-name="P4"><text:span text:style-name="T1">Input #3</text:span></text:p>
            </draw:text-box>
          </draw:frame>
          <draw:frame draw:style-name="gr6" draw:text-style-name="P5" draw:layer="layout" svg:width="2.498cm" svg:height="1.309cm" svg:x="13.149cm" svg:y="3.478cm">
            <draw:text-box>
              <text:p text:style-name="P4"><text:span text:style-name="T1">Output #1</text:span></text:p>
            </draw:text-box>
          </draw:frame>
          <draw:frame draw:style-name="gr7" draw:text-style-name="P5" draw:layer="layout" svg:width="2.498cm" svg:height="1.31cm" svg:x="13.149cm" svg:y="6.075cm">
            <draw:text-box>
              <text:p text:style-name="P4"><text:span text:style-name="T1">Output #2</text:span></text:p>
            </draw:text-box>
          </draw:frame>
          <draw:frame draw:style-name="gr6" draw:text-style-name="P5" draw:layer="layout" svg:width="2.498cm" svg:height="1.309cm" svg:x="13.149cm" svg:y="8.927cm">
            <draw:text-box>
              <text:p text:style-name="P4"><text:span text:style-name="T1">Output </text:span><text:span text:style-name="T1">#3</text:span></text:p>
            </draw:text-box>
          </draw:frame>
        </draw:g>
        <draw:custom-shape draw:style-name="gr1" draw:text-style-name="P1" draw:layer="layout" svg:width="1.998cm" svg:height="1.998cm" svg:x="3.791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8cm" svg:height="1.998cm" svg:x="3.591cm" svg:y="18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8cm" svg:height="1.998cm" svg:x="3.691cm" svg:y="15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1.998cm" svg:height="1.998cm" svg:x="14.496cm" svg:y="12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998cm" svg:height="1.998cm" svg:x="14.395cm" svg:y="1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1.998cm" svg:height="1.998cm" svg:x="14.495cm" svg:y="15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3" draw:layer="layout" svg:x1="7.887cm" svg:y1="13.81cm" svg:x2="5.789cm" svg:y2="13.81cm">
          <text:p/>
        </draw:line>
        <draw:line draw:style-name="gr3" draw:text-style-name="P3" draw:layer="layout" svg:x1="7.887cm" svg:y1="16.407cm" svg:x2="5.789cm" svg:y2="13.81cm">
          <text:p/>
        </draw:line>
        <draw:line draw:style-name="gr3" draw:text-style-name="P3" draw:layer="layout" svg:x1="7.787cm" svg:y1="19.305cm" svg:x2="5.789cm" svg:y2="13.81cm">
          <text:p/>
        </draw:line>
        <draw:line draw:style-name="gr3" draw:text-style-name="P3" draw:layer="layout" svg:x1="7.887cm" svg:y1="13.81cm" svg:x2="5.689cm" svg:y2="16.407cm">
          <text:p/>
        </draw:line>
        <draw:line draw:style-name="gr3" draw:text-style-name="P3" draw:layer="layout" svg:x1="7.887cm" svg:y1="16.408cm" svg:x2="5.689cm" svg:y2="16.408cm">
          <text:p/>
        </draw:line>
        <draw:line draw:style-name="gr3" draw:text-style-name="P3" draw:layer="layout" svg:x1="7.787cm" svg:y1="19.305cm" svg:x2="5.689cm" svg:y2="16.408cm">
          <text:p/>
        </draw:line>
        <draw:line draw:style-name="gr3" draw:text-style-name="P3" draw:layer="layout" svg:x1="7.887cm" svg:y1="13.81cm" svg:x2="5.589cm" svg:y2="19.305cm">
          <text:p/>
        </draw:line>
        <draw:line draw:style-name="gr3" draw:text-style-name="P3" draw:layer="layout" svg:x1="7.887cm" svg:y1="16.408cm" svg:x2="5.589cm" svg:y2="19.305cm">
          <text:p/>
        </draw:line>
        <draw:line draw:style-name="gr3" draw:text-style-name="P3" draw:layer="layout" svg:x1="7.787cm" svg:y1="19.305cm" svg:x2="5.589cm" svg:y2="19.305cm">
          <text:p/>
        </draw:line>
        <draw:frame draw:style-name="gr4" draw:text-style-name="P5" draw:layer="layout" svg:width="2.198cm" svg:height="0.759cm" svg:x="1.593cm" svg:y="13.455cm">
          <draw:text-box>
            <text:p text:style-name="P4"><text:span text:style-name="T1">Input #1</text:span></text:p>
          </draw:text-box>
        </draw:frame>
        <draw:frame draw:style-name="gr5" draw:text-style-name="P5" draw:layer="layout" svg:width="2.198cm" svg:height="0.759cm" svg:x="1.593cm" svg:y="16.053cm">
          <draw:text-box>
            <text:p text:style-name="P4"><text:span text:style-name="T1">Input #2</text:span></text:p>
          </draw:text-box>
        </draw:frame>
        <draw:frame draw:style-name="gr4" draw:text-style-name="P5" draw:layer="layout" svg:width="2.198cm" svg:height="0.759cm" svg:x="1.593cm" svg:y="18.904cm">
          <draw:text-box>
            <text:p text:style-name="P4"><text:span text:style-name="T1">Input #3</text:span></text:p>
          </draw:text-box>
        </draw:frame>
        <draw:g>
          <draw:g>
            <draw:line draw:style-name="gr3" draw:text-style-name="P3" draw:layer="layout" svg:x1="17.955cm" svg:y1="13.814cm" svg:x2="16.456cm" svg:y2="13.814cm">
              <text:p/>
            </draw:line>
            <draw:line draw:style-name="gr3" draw:text-style-name="P3" draw:layer="layout" svg:x1="17.866cm" svg:y1="19.261cm" svg:x2="16.367cm" svg:y2="19.261cm">
              <text:p/>
            </draw:line>
            <draw:line draw:style-name="gr3" draw:text-style-name="P3" draw:layer="layout" svg:x1="17.956cm" svg:y1="16.412cm" svg:x2="16.457cm" svg:y2="16.412cm">
              <text:p/>
            </draw:line>
          </draw:g>
          <draw:g>
            <draw:frame draw:style-name="gr6" draw:text-style-name="P5" draw:layer="layout" svg:width="2.498cm" svg:height="1.309cm" svg:x="17.891cm" svg:y="13.546cm">
              <draw:text-box>
                <text:p text:style-name="P4"><text:span text:style-name="T1">Output #1</text:span></text:p>
              </draw:text-box>
            </draw:frame>
            <draw:frame draw:style-name="gr7" draw:text-style-name="P5" draw:layer="layout" svg:width="2.498cm" svg:height="1.31cm" svg:x="17.891cm" svg:y="16.143cm">
              <draw:text-box>
                <text:p text:style-name="P4"><text:span text:style-name="T1">Output #2</text:span></text:p>
              </draw:text-box>
            </draw:frame>
            <draw:frame draw:style-name="gr6" draw:text-style-name="P5" draw:layer="layout" svg:width="2.498cm" svg:height="1.309cm" svg:x="17.891cm" svg:y="18.995cm">
              <draw:text-box>
                <text:p text:style-name="P4"><text:span text:style-name="T1">Output #3</text:span></text:p>
              </draw:text-box>
            </draw:frame>
          </draw:g>
        </draw:g>
        <draw:g>
          <draw:custom-shape draw:style-name="gr8" draw:text-style-name="P6" draw:layer="layout" svg:width="1.998cm" svg:height="1.998cm" svg:x="7.892cm" svg:y="12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1.998cm" svg:height="1.998cm" svg:x="7.791cm" svg:y="18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layer="layout" svg:width="0.381cm" svg:height="3.175cm" svg:x="8.62cm" svg:y="15.113cm">
            <text:p text:style-name="P7"><text:span text:style-name="T2">.</text:span></text:p>
            <text:p text:style-name="P7"><text:span text:style-name="T2">.</text:span></text:p>
            <text:p text:style-name="P7"><text:span text:style-name="T2">.</text:span></text:p>
            <text:p text:style-name="P7"><text:span text:style-name="T2">.</text:span></text:p>
            <text:p text:style-name="P7"><text:span text:style-name="T2">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998cm" svg:height="1.998cm" svg:x="11.194cm" svg:y="12.812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10" draw:text-style-name="P6" draw:layer="layout" svg:width="1.998cm" svg:height="1.998cm" svg:x="11.093cm" svg:y="18.306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9" draw:text-style-name="P10" draw:layer="layout" svg:width="0.381cm" svg:height="3.175cm" svg:x="11.962cm" svg:y="15.105cm">
            <text:p text:style-name="P9"><text:span text:style-name="T3">.</text:span></text:p>
            <text:p text:style-name="P9"><text:span text:style-name="T3">.</text:span></text:p>
            <text:p text:style-name="P9"><text:span text:style-name="T3">.</text:span></text:p>
            <text:p text:style-name="P9"><text:span text:style-name="T3">.</text:span></text:p>
            <text:p text:style-name="P9"><text:span text:style-name="T3">.</text:span></text:p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line draw:style-name="gr11" draw:text-style-name="P11" draw:layer="layout" svg:x1="9.89cm" svg:y1="13.827cm" svg:x2="11.16cm" svg:y2="13.827cm">
            <text:p/>
          </draw:line>
          <draw:line draw:style-name="gr11" draw:text-style-name="P11" draw:layer="layout" svg:x1="9.89cm" svg:y1="13.827cm" svg:x2="11.16cm" svg:y2="19.034cm">
            <text:p/>
          </draw:line>
          <draw:line draw:style-name="gr11" draw:text-style-name="P11" draw:layer="layout" svg:x1="9.89cm" svg:y1="13.827cm" svg:x2="11.668cm" svg:y2="15.986cm">
            <text:p/>
          </draw:line>
          <draw:line draw:style-name="gr11" draw:text-style-name="P11" draw:layer="layout" svg:x1="9.89cm" svg:y1="13.827cm" svg:x2="11.795cm" svg:y2="17.256cm">
            <text:p/>
          </draw:line>
          <draw:line draw:style-name="gr11" draw:text-style-name="P11" draw:layer="layout" svg:x1="9.89cm" svg:y1="13.827cm" svg:x2="11.795cm" svg:y2="18.145cm">
            <text:p/>
          </draw:line>
        </draw:g>
        <draw:g>
          <draw:line draw:style-name="gr11" draw:text-style-name="P11" draw:layer="layout" svg:x1="9.763cm" svg:y1="19.288cm" svg:x2="11.033cm" svg:y2="19.288cm">
            <text:p/>
          </draw:line>
          <draw:line draw:style-name="gr11" draw:text-style-name="P11" draw:layer="layout" svg:x1="9.763cm" svg:y1="19.288cm" svg:x2="11.16cm" svg:y2="13.827cm">
            <text:p/>
          </draw:line>
          <draw:line draw:style-name="gr11" draw:text-style-name="P11" draw:layer="layout" svg:x1="9.763cm" svg:y1="19.288cm" svg:x2="11.541cm" svg:y2="17.129cm">
            <text:p/>
          </draw:line>
          <draw:line draw:style-name="gr11" draw:text-style-name="P11" draw:layer="layout" svg:x1="9.763cm" svg:y1="19.288cm" svg:x2="11.668cm" svg:y2="15.859cm">
            <text:p/>
          </draw:line>
          <draw:line draw:style-name="gr11" draw:text-style-name="P11" draw:layer="layout" svg:x1="9.763cm" svg:y1="19.288cm" svg:x2="11.668cm" svg:y2="14.97cm">
            <text:p/>
          </draw:line>
        </draw:g>
        <draw:line draw:style-name="gr3" draw:text-style-name="P3" draw:layer="layout" svg:x1="14.462cm" svg:y1="13.7cm" svg:x2="13.176cm" svg:y2="13.7cm">
          <text:p/>
        </draw:line>
        <draw:line draw:style-name="gr3" draw:text-style-name="P3" draw:layer="layout" svg:x1="14.462cm" svg:y1="16.341cm" svg:x2="13.176cm" svg:y2="13.7cm">
          <text:p/>
        </draw:line>
        <draw:line draw:style-name="gr3" draw:text-style-name="P3" draw:layer="layout" svg:x1="14.401cm" svg:y1="19.288cm" svg:x2="13.176cm" svg:y2="13.7cm">
          <text:p/>
        </draw:line>
        <draw:line draw:style-name="gr3" draw:text-style-name="P3" draw:layer="layout" svg:x1="14.462cm" svg:y1="13.7cm" svg:x2="12.176cm" svg:y2="16.367cm">
          <text:p/>
        </draw:line>
        <draw:line draw:style-name="gr3" draw:text-style-name="P3" draw:layer="layout" svg:x1="14.462cm" svg:y1="16.341cm" svg:x2="12.176cm" svg:y2="16.367cm">
          <text:p/>
        </draw:line>
        <draw:line draw:style-name="gr3" draw:text-style-name="P3" draw:layer="layout" svg:x1="14.401cm" svg:y1="19.288cm" svg:x2="12.176cm" svg:y2="16.367cm">
          <text:p/>
        </draw:line>
        <draw:line draw:style-name="gr3" draw:text-style-name="P3" draw:layer="layout" svg:x1="14.462cm" svg:y1="13.7cm" svg:x2="13.053cm" svg:y2="19.288cm">
          <text:p/>
        </draw:line>
        <draw:line draw:style-name="gr3" draw:text-style-name="P3" draw:layer="layout" svg:x1="14.462cm" svg:y1="16.341cm" svg:x2="13.053cm" svg:y2="19.287cm">
          <text:p/>
        </draw:line>
        <draw:line draw:style-name="gr3" draw:text-style-name="P3" draw:layer="layout" svg:x1="14.401cm" svg:y1="19.288cm" svg:x2="13.053cm" svg:y2="19.2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Didot Rg" svg:font-family="'GFS Didot Rg'" style:font-pitch="variable"/>
    <style:font-face style:name="Lato Black" svg:font-family="'Lato Black'" style:font-pitch="variable"/>
    <style:font-face style:name="Liberation Sans1" svg:font-family="'Liberation Sans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Black1" svg:font-family="'Noto Sans CJK JP Black'" style:font-family-generic="swiss" style:font-pitch="variable"/>
    <style:font-face style:name="Noto Sans CJK JP Black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8:13:24.620583835</meta:creation-date>
    <dc:date>2018-09-10T14:59:00.797282325</dc:date>
    <meta:editing-duration>PT26M54S</meta:editing-duration>
    <meta:editing-cycles>5</meta:editing-cycles>
    <meta:generator>LibreOffice/5.1.6.2$Linux_X86_64 LibreOffice_project/10m0$Build-2</meta:generator>
    <meta:document-statistic meta:object-count="83"/>
  </office:meta>
</office:document-meta>
</file>